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text-properties style:font-name="Times New Roman" fo:font-size="20pt" officeooo:rsid="00144154" officeooo:paragraph-rsid="00144154" style:font-size-asian="20pt" style:font-size-complex="20pt"/>
    </style:style>
    <style:style style:name="P2" style:family="paragraph" style:parent-style-name="Standard">
      <style:paragraph-properties fo:text-align="center" style:justify-single-word="false"/>
      <style:text-properties style:font-name="Times New Roman" fo:font-size="12pt" officeooo:rsid="00144154" officeooo:paragraph-rsid="00144154" style:font-size-asian="10.5pt" style:font-size-complex="12pt"/>
    </style:style>
    <style:style style:name="P3" style:family="paragraph" style:parent-style-name="Standard">
      <style:paragraph-properties fo:text-align="start" style:justify-single-word="false" fo:break-before="page"/>
      <style:text-properties style:font-name="Times New Roman" officeooo:rsid="001cfc23" officeooo:paragraph-rsid="001cfc23"/>
    </style:style>
    <style:style style:name="P4" style:family="paragraph" style:parent-style-name="Standard">
      <style:paragraph-properties fo:text-align="start" style:justify-single-word="false"/>
      <style:text-properties style:font-name="Times New Roman" fo:font-size="12pt" officeooo:rsid="0018e96f" officeooo:paragraph-rsid="001cfc23" style:font-size-asian="10.5pt" style:font-size-complex="12pt"/>
    </style:style>
    <style:style style:name="P5" style:family="paragraph" style:parent-style-name="Standard">
      <style:paragraph-properties fo:text-align="justify" style:justify-single-word="false"/>
      <style:text-properties style:font-name="Times New Roman" fo:font-size="12pt" officeooo:rsid="0018e96f" officeooo:paragraph-rsid="0017817c" style:font-size-asian="10.5pt" style:font-size-complex="12pt"/>
    </style:style>
    <style:style style:name="P6" style:family="paragraph" style:parent-style-name="Standard">
      <style:paragraph-properties fo:text-align="justify" style:justify-single-word="false"/>
      <style:text-properties style:font-name="Times New Roman" fo:font-size="12pt" officeooo:rsid="00144154" officeooo:paragraph-rsid="00144154" style:font-size-asian="10.5pt" style:font-size-complex="12pt"/>
    </style:style>
    <style:style style:name="P7" style:family="paragraph" style:parent-style-name="Standard">
      <style:paragraph-properties fo:text-align="justify" style:justify-single-word="false"/>
      <style:text-properties style:font-name="Times New Roman" fo:font-size="12pt" officeooo:rsid="001cfc23" officeooo:paragraph-rsid="001cfc23" style:font-size-asian="10.5pt" style:font-size-complex="12pt"/>
    </style:style>
    <style:style style:name="P8" style:family="paragraph" style:parent-style-name="Standard">
      <style:paragraph-properties fo:text-align="justify" style:justify-single-word="false"/>
      <style:text-properties style:font-name="Times New Roman" fo:font-size="12pt" officeooo:rsid="0014ca1f" officeooo:paragraph-rsid="0014ca1f" style:font-size-asian="10.5pt" style:font-size-complex="12pt"/>
    </style:style>
    <style:style style:name="P9" style:family="paragraph" style:parent-style-name="Standard">
      <style:paragraph-properties fo:text-align="justify" style:justify-single-word="false"/>
      <style:text-properties style:font-name="Times New Roman" officeooo:paragraph-rsid="0017817c"/>
    </style:style>
    <style:style style:name="T1" style:family="text">
      <style:text-properties fo:font-size="12pt" style:font-size-asian="10.5pt" style:font-size-complex="12pt"/>
    </style:style>
    <style:style style:name="T2" style:family="text">
      <style:text-properties fo:font-size="12pt" officeooo:rsid="0014ca1f" style:font-size-asian="10.5pt" style:font-size-complex="12pt"/>
    </style:style>
    <style:style style:name="T3" style:family="text">
      <style:text-properties fo:font-size="12pt" officeooo:rsid="0018e96f" style:font-size-asian="10.5pt" style:font-size-complex="12pt"/>
    </style:style>
    <style:style style:name="T4" style:family="text">
      <style:text-properties fo:font-size="12pt" officeooo:rsid="001a0493" style:font-size-asian="10.5pt" style:font-size-complex="12pt"/>
    </style:style>
    <style:style style:name="T5" style:family="text">
      <style:text-properties fo:font-size="12pt" officeooo:rsid="001ef0fd" style:font-size-asian="10.5pt" style:font-size-complex="12pt"/>
    </style:style>
    <style:style style:name="T6" style:family="text">
      <style:text-properties fo:font-size="12pt" officeooo:rsid="0020d329" style:font-size-asian="10.5pt" style:font-size-complex="12pt"/>
    </style:style>
    <style:style style:name="T7" style:family="text">
      <style:text-properties officeooo:rsid="001d820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ybersecurity Incident Report: </text:p>
      <text:p text:style-name="P1">Network Traffic Analysis</text:p>
      <text:p text:style-name="P2"/>
      <text:p text:style-name="P6">Summary</text:p>
      <text:p text:style-name="P6"/>
      <text:p text:style-name="P7">DNS over UDP was used to contact the DNS server for the IP adress for yummyrecipesforme.com. ICMP protocol was used to respond with an error message of "udp port 53 unreachable." Port 53 is used for DNS protocol traffic so this is an issue with the DNS server. Problems with the DNS protocol are evident by the plus after the query idenification number indicating flags with the UDP message and the A? indicat<text:span text:style-name="T7">ing</text:span> flags with perfoming the DNS operation<text:span text:style-name="T7">.</text:span> The DNS server is not responding.</text:p>
      <text:p text:style-name="P6"/>
      <text:p text:style-name="P8">Analysis</text:p>
      <text:p text:style-name="P8"/>
      <text:p text:style-name="P9"><text:span text:style-name="T2">The incident </text:span><text:span text:style-name="T4">was fi</text:span><text:span text:style-name="T5">r</text:span><text:span text:style-name="T4">st documented at</text:span><text:span text:style-name="T2"> 13:24. </text:span><text:span text:style-name="T5">Customers notified the client that the website yummyrecipesforme.com was unreachable with the message "destination port unreachable." We conducted packet sniffing tests using tcpdump. Using the log file we found that DNS port 53 was unreachable. The next step is to determine the cause of the incident, the DNS server could be down due to traffic or due to a firewall blocking the port traffic. </text:span><text:span text:style-name="T6">T</text:span><text:span text:style-name="T5">his could be a denial of service attack or just a misconfiguration.</text:span></text:p>
      <text:p text:style-name="P5"/>
      <text:p text:style-name="P4"/>
      <text:p text:style-name="P3"><text:span text:style-name="T3">n</text:span><text:span text:style-name="T1">ot detailed enough, be thorough</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07-28T10:00:26.997000000</dc:date>
    <meta:editing-duration>PT37M55S</meta:editing-duration>
    <meta:editing-cycles>13</meta:editing-cycles>
    <meta:generator>LibreOffice/7.4.3.2$Windows_X86_64 LibreOffice_project/1048a8393ae2eeec98dff31b5c133c5f1d08b890</meta:generator>
    <meta:document-statistic meta:table-count="0" meta:image-count="0" meta:object-count="0" meta:page-count="2" meta:paragraph-count="7" meta:word-count="181" meta:character-count="1095" meta:non-whitespace-character-count="920"/>
  </office:meta>
</office:document-meta>
</file>